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10a5" officeooo:paragraph-rsid="001010a5"/>
    </style:style>
    <style:style style:name="P2" style:family="paragraph" style:parent-style-name="Standard">
      <style:text-properties officeooo:rsid="001140b5" officeooo:paragraph-rsid="001140b5"/>
    </style:style>
    <style:style style:name="T1" style:family="text">
      <style:text-properties officeooo:rsid="00106004"/>
    </style:style>
    <style:style style:name="T2" style:family="text">
      <style:text-properties officeooo:rsid="0011e4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Nome: Josilmar Alves</text:p>
      <text:p text:style-name="P1"/>
      <text:p text:style-name="P1">Observações:</text:p>
      <text:p text:style-name="P1"><text:s/>Sistema de fácil manuseio mas de aparência ultrapassada, <text:span text:style-name="T1">poderia ter avisos de fácil visualização.</text:span></text:p>
      <text:p text:style-name="P1"/>
      <text:p text:style-name="P1"/>
      <text:p text:style-name="P2">Nome: Andre araujo</text:p>
      <text:p text:style-name="P2"/>
      <text:p text:style-name="P2">Observações:</text:p>
      <text:p text:style-name="P2"><text:s text:c="2"/>Sistema simples e direto ao que foi proposto, porém tem um visual feio e desorganizado.</text:p>
      <text:p text:style-name="P2"/>
      <text:p text:style-name="P2">Nome: Walber barros</text:p>
      <text:p text:style-name="P2"/>
      <text:p text:style-name="P2">Observações:</text:p>
      <text:p text:style-name="P2"><text:s/>Sistema <text:span text:style-name="T2">fácil de usar, porém não tem uma boa aparênci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9:48:01.243000000</meta:creation-date>
    <dc:date>2019-06-04T22:41:25.465000000</dc:date>
    <meta:editing-duration>PT1H1M34S</meta:editing-duration>
    <meta:editing-cycles>2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9" meta:word-count="51" meta:character-count="338" meta:non-whitespace-character-count="291"/>
  </office:meta>
</office:document-meta>
</file>